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3.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79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3.26pt" fo:break-before="auto" style:use-optimal-row-height="true"/>
    </style:style>
    <style:style style:name="ro2" style:family="table-row">
      <style:table-row-properties style:row-height="22.2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endre le site accessible depuis l’extérieur</text:p>
            <text:p>1 Rémi code et acces et port tout ça</text:p>
            <text:p>2 docker sur un autre pc</text:p>
            <text:p>3 Puis server distant ovh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hercher une chanson :</text:p>
            <text:p>Afficher jaquette de l’alb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outer chan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er une chanson à la vrai playlist </text:p>
            <text:p>Afficher jaquette album selectionné</text:p>
          </table:table-cell>
          <table:table-cell/>
          <table:table-cell office:value-type="string" calcext:value-type="string">
            <text:p>ajouter chan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jouter la chanson à la vrai playlist deez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uvoir lire la playlist sur la page principal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cones et present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jouter un commentaire à une chan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entaires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Afficher les commentaires dans la liste des chansons</text:p>
          </table:table-cell>
          <table:table-cell/>
          <table:table-cell office:value-type="string" calcext:value-type="string">
            <text:p>commentaires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afficher une chanson avec ses commentaires</text:p>
          </table:table-cell>
          <table:table-cell/>
          <table:table-cell office:value-type="string" calcext:value-type="string">
            <text:p>commentaires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pouvoir developper tous les commentaires sur la liste des chansons</text:p>
          </table:table-cell>
          <table:table-cell/>
          <table:table-cell office:value-type="string" calcext:value-type="string">
            <text:p>commentair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ss des commentaires</text:p>
          </table:table-cell>
          <table:table-cell/>
          <table:table-cell office:value-type="string" calcext:value-type="string">
            <text:p>commentair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fficher une seule fois l’auteur si plusieurs commentaires à la suit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’inscrire avec un em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ire que ça marche sous chrom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teragir avec iframe pour lire les chansons une par une</text:p>
          </table:table-cell>
          <table:table-cell table:number-columns-repeated="2"/>
          <table:table-cell office:value-type="string" calcext:value-type="string">
            <text:p>chaud!</text:p>
          </table:table-cell>
          <table:table-cell/>
        </table:table-row>
        <table:table-row table:style-name="ro3">
          <table:table-cell office:value-type="string" calcext:value-type="string">
            <text:p>Pouvoir décider de lire une playliste en zappant les chansons qu’on aime pas</text:p>
          </table:table-cell>
          <table:table-cell table:number-columns-repeated="2"/>
          <table:table-cell office:value-type="string" calcext:value-type="string">
            <text:p>chaud!</text:p>
          </table:table-cell>
          <table:table-cell/>
        </table:table-row>
        <table:table-row table:style-name="ro3">
          <table:table-cell office:value-type="string" calcext:value-type="string">
            <text:p>reprendre les chansons de la playlist deez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jouter la date du jour quand on ajoute une chanson</text:p>
          </table:table-cell>
          <table:table-cell/>
          <table:table-cell office:value-type="string" calcext:value-type="string">
            <text:p>ajouter chanson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lier un utilisateur à une playlis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jouter un avata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irer lastNam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lete trucs en tant qu’admin?</text:p>
          </table:table-cell>
          <table:table-cell table:number-columns-repeated="4"/>
        </table:table-row>
        <table:table-row table:style-name="ro3" table:number-rows-repeated="3">
          <table:table-cell table:number-columns-repeated="5"/>
        </table:table-row>
        <table:table-row table:style-name="ro3">
          <table:table-cell office:value-type="float" office:value="141240233" calcext:value-type="float">
            <text:p>1412402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22:05:48.660722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00:21:18.263931563</meta:creation-date>
    <dc:date>2017-10-08T22:10:25.643133502</dc:date>
    <meta:editing-duration>P1DT20H50M17S</meta:editing-duration>
    <meta:editing-cycles>12</meta:editing-cycles>
    <meta:generator>LibreOffice/5.3.1.2$Linux_X86_64 LibreOffice_project/30m0$Build-2</meta:generator>
    <meta:document-statistic meta:table-count="1" meta:cell-count="42" meta:object-count="0"/>
  </office:meta>
</office:document-meta>
</file>